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geneva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pt" fo:country="BR" officeooo:rsid="000b5446" officeooo:paragraph-rsid="000b5446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pt" fo:country="BR" officeooo:rsid="000dc9a2" officeooo:paragraph-rsid="000fb19c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officeooo:rsid="000dc9a2" officeooo:paragraph-rsid="000dc9a2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pt" fo:country="BR" fo:font-weight="normal" officeooo:rsid="00119f3f" officeooo:paragraph-rsid="00119f3f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8pt" fo:language="pt" fo:country="BR" style:text-underline-style="solid" style:text-underline-width="auto" style:text-underline-color="font-color" officeooo:rsid="00159299" officeooo:paragraph-rsid="00159299" style:font-size-asian="18pt" style:font-size-complex="18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s New Roman" fo:font-size="18pt" fo:language="pt" fo:country="BR" style:text-underline-style="solid" style:text-underline-width="auto" style:text-underline-color="font-color" officeooo:rsid="00159299" officeooo:paragraph-rsid="001ca5a0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1ca5a0" officeooo:paragraph-rsid="001ca5a0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language="pt" fo:country="BR" officeooo:rsid="000c78ea" officeooo:paragraph-rsid="000c78ea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language="pt" fo:country="BR" officeooo:rsid="000cdd47" officeooo:paragraph-rsid="000cdd47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8400" officeooo:paragraph-rsid="00173802" style:font-size-asian="12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8400" officeooo:paragraph-rsid="00159299" style:font-size-asian="12pt" style:font-size-complex="12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59299" officeooo:paragraph-rsid="00159299" style:font-size-asian="12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d8b1" officeooo:paragraph-rsid="00173802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pt" fo:country="BR" style:text-underline-style="none" officeooo:rsid="001da4db" officeooo:paragraph-rsid="001da4db" style:font-size-asian="12pt" style:font-size-complex="12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pt" fo:country="BR" style:text-underline-style="none" officeooo:rsid="00212854" officeooo:paragraph-rsid="00212854" style:font-size-asian="12pt" style:font-size-complex="12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4306aa" officeooo:paragraph-rsid="004306aa" style:font-size-asian="12pt" style:font-size-complex="12pt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431c52" officeooo:paragraph-rsid="00431c52" style:font-size-asian="12pt" style:font-size-complex="12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4a4f7a" officeooo:paragraph-rsid="004a4f7a" style:font-size-asian="12pt" style:font-size-complex="12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4bc74c" officeooo:paragraph-rsid="004bc74c" style:font-size-asian="12pt" style:font-size-complex="12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4daeee" officeooo:paragraph-rsid="004daeee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4pt" fo:language="pt" fo:country="BR" officeooo:rsid="00416268" officeooo:paragraph-rsid="00416268" style:font-size-asian="24pt" style:font-size-complex="2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8pt" fo:language="pt" fo:country="BR" style:text-underline-style="none" officeooo:rsid="00159299" officeooo:paragraph-rsid="00159299" style:font-size-asian="18pt" style:font-size-complex="18pt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74fa9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d2c84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1da4db" officeooo:paragraph-rsid="001da4db"/>
    </style:style>
    <style:style style:name="T1" style:family="text">
      <style:text-properties officeooo:rsid="000c78ea"/>
    </style:style>
    <style:style style:name="T2" style:family="text">
      <style:text-properties officeooo:rsid="000cdd47"/>
    </style:style>
    <style:style style:name="T3" style:family="text">
      <style:text-properties officeooo:rsid="000fb19c"/>
    </style:style>
    <style:style style:name="T4" style:family="text">
      <style:text-properties fo:font-weight="bold" officeooo:rsid="000fb19c" style:font-weight-asian="bold" style:font-weight-complex="bold"/>
    </style:style>
    <style:style style:name="T5" style:family="text">
      <style:text-properties fo:font-weight="normal" officeooo:rsid="000fb19c" style:font-weight-asian="normal" style:font-weight-complex="normal"/>
    </style:style>
    <style:style style:name="T6" style:family="text">
      <style:text-properties officeooo:rsid="0012b305"/>
    </style:style>
    <style:style style:name="T7" style:family="text">
      <style:text-properties style:font-name="Times New Roman" fo:font-size="12pt" fo:language="pt" fo:country="BR" style:text-underline-style="none" style:font-size-asian="12pt" style:font-size-complex="12pt"/>
    </style:style>
    <style:style style:name="T8" style:family="text">
      <style:text-properties style:font-name="Times New Roman" fo:font-size="12pt" fo:language="pt" fo:country="BR" style:text-underline-style="none" officeooo:rsid="00168400" style:font-size-asian="12pt" style:font-size-complex="12pt"/>
    </style:style>
    <style:style style:name="T9" style:family="text">
      <style:text-properties style:font-name="Times New Roman" fo:font-size="12pt" fo:language="pt" fo:country="BR" style:text-underline-style="none" officeooo:rsid="0016d8b1" style:font-size-asian="12pt" style:font-size-complex="12pt"/>
    </style:style>
    <style:style style:name="T10" style:family="text">
      <style:text-properties style:font-name="Times New Roman" fo:font-size="12pt" fo:language="pt" fo:country="BR" style:text-underline-style="none" officeooo:rsid="001ca5a0" style:font-size-asian="12pt" style:font-size-complex="12pt"/>
    </style:style>
    <style:style style:name="T11" style:family="text">
      <style:text-properties style:font-name="Times New Roman" fo:font-size="12pt" fo:language="pt" fo:country="BR" style:text-underline-style="none" officeooo:rsid="001dd280" style:font-size-asian="12pt" style:font-size-complex="12pt"/>
    </style:style>
    <style:style style:name="T12" style:family="text">
      <style:text-properties officeooo:rsid="001ca5a0"/>
    </style:style>
    <style:style style:name="T13" style:family="text">
      <style:text-properties officeooo:rsid="0044bf0d"/>
    </style:style>
    <style:style style:name="T14" style:family="text">
      <style:text-properties officeooo:rsid="004a4f7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RF %1% –" style:num-prefix="RF " style:num-suffix=" –" style:num-format="01, 02, 03, ...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fo:text-indent="0.48cm" fo:margin-left="2.5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RNF %1% –" style:num-prefix="RNF " style:num-suffix=" –" style:num-format="01, 02, 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ocumento de requisitos</text:p>
      <text:p text:style-name="P21"/>
      <text:p text:style-name="P1"><text:tab/>O objetivo inicial é projetar um sistema para bibliotecas de pequeno a médio porte, com a possibilidade de poder melhorá-lo posteriormente para suportar bibliotecas de grande porte.</text:p>
      <text:p text:style-name="P1"/>
      <text:p text:style-name="P2"><text:tab/><text:span text:style-name="T3">Para a divisão de pequeno, médio e grande porte, será usada principalmente a estimativa da quantidade de usuários que utilizarão o sistema, que neste projeto em específico está definido da seguinte forma: </text:span></text:p>
      <text:p text:style-name="P2"><text:span text:style-name="T3"><text:tab/></text:span><text:span text:style-name="T4">Pequeno porte:</text:span><text:span text:style-name="T5"> Menos de 1000 usuários;</text:span></text:p>
      <text:p text:style-name="P2"><text:span text:style-name="T5"><text:tab/></text:span><text:span text:style-name="T4">Médio porte:</text:span><text:span text:style-name="T5"> De 1000 até 5000 usuários;</text:span></text:p>
      <text:p text:style-name="P2"><text:span text:style-name="T5"><text:tab/></text:span><text:span text:style-name="T4">Grande porte:</text:span><text:span text:style-name="T5"> Mais de 5000 usuários.</text:span></text:p>
      <text:p text:style-name="P4">Posteriormente será melhor definido o que será diferente entre um sistema de pequeno e grande porte, já que o foco atual é projetar funcionalidades básicas.</text:p>
      <text:p text:style-name="P1"/>
      <text:p text:style-name="P1"><text:tab/>Inicialmente, o sistema deve <text:span text:style-name="T6">conter</text:span> <text:span text:style-name="T6">recursos</text:span> básicas tanto para o bibliotecário (que toma conta da biblioteca) quanto ao leitor (que pega livros emprestados). Tais funções incluem, mas não estão limitadas <text:span text:style-name="T1">em:</text:span></text:p>
      <text:list text:style-name="L1">
        <text:list-item>
          <text:p text:style-name="P8">Para o <text:span text:style-name="T2">bibliotecário</text:span>:</text:p>
          <text:list>
            <text:list-item>
              <text:p text:style-name="P9">Cadastro de novos livros;</text:p>
            </text:list-item>
            <text:list-item>
              <text:p text:style-name="P9">Edição de informações de livros antigos;</text:p>
            </text:list-item>
            <text:list-item>
              <text:p text:style-name="P9">Liberar empréstimo de livro ao leitor;</text:p>
            </text:list-item>
          </text:list>
        </text:list-item>
        <text:list-item>
          <text:p text:style-name="P9">Para o Leitor:</text:p>
          <text:list>
            <text:list-item>
              <text:p text:style-name="P9">Criar cadastro no sistema;</text:p>
            </text:list-item>
            <text:list-item>
              <text:p text:style-name="P9">Consultar disponibilidade de livros;</text:p>
            </text:list-item>
            <text:list-item>
              <text:p text:style-name="P9">Consultar data de devolução dos livros emprestados;</text:p>
            </text:list-item>
          </text:list>
        </text:list-item>
      </text:list>
      <text:p text:style-name="P3"/>
      <text:p text:style-name="P3"/>
      <text:p text:style-name="P3"/>
      <text:p text:style-name="P5">Requisitos funcionais</text:p>
      <text:p text:style-name="P22"><text:tab/></text:p>
      <text:list text:style-name="L2">
        <text:list-item>
          <text:p text:style-name="P18">Sistema de login: Usuários podem fazer login no sistema.</text:p>
          <text:p text:style-name="P18"/>
        </text:list-item>
        <text:list-item>
          <text:p text:style-name="P18">Sistema de logout: Usuários podem fazer logout do sistema.</text:p>
          <text:p text:style-name="P19"/>
        </text:list-item>
        <text:list-item>
          <text:p text:style-name="P10">Cadastro de Bibliotecários: Um administrador pode cadastrar um bibliotecário.</text:p>
          <text:list>
            <text:list-item>
              <text:p text:style-name="P10"/>
            </text:list-item>
          </text:list>
        </text:list-item>
        <text:list-item>
          <text:p text:style-name="P16">Alteração de cadastro de bibliotecários: Administradores podem alterar dados cadastrais de bibliotecários.</text:p>
          <text:list>
            <text:list-item>
              <text:p text:style-name="P16"/>
            </text:list-item>
          </text:list>
        </text:list-item>
        <text:list-item>
          <text:p text:style-name="P16">Exclusão de bibliotecários: Administradores podem excluir bibliotecários cadastrados.</text:p>
          <text:p text:style-name="P12"/>
        </text:list-item>
        <text:list-item>
          <text:p text:style-name="P10">Cadastro de leitores: Bibliotecários podem cadastrar leitores no sistema.</text:p>
          <text:list>
            <text:list-item>
              <text:p text:style-name="P10"/>
            </text:list-item>
          </text:list>
        </text:list-item>
        <text:list-item>
          <text:p text:style-name="P17">Alteração de cadastro do <text:span text:style-name="T13">leitor</text:span>: Bibliotecários podem alterar dados cadastrais do leitor, como nome, CPF, senha etc.</text:p>
          <text:p text:style-name="P17"/>
        </text:list-item>
        <text:list-item>
          <text:p text:style-name="P18">Exclusão de leitor: Bibliotecários podem excluir um leitor cadastrado.</text:p>
          <text:p text:style-name="P12"/>
        </text:list-item>
        <text:list-item>
          <text:p text:style-name="P13">Cadastro de livros: Bibliotecários podem cadastrar novos livros no sistema.</text:p>
          <text:p text:style-name="P13"/>
        </text:list-item>
        <text:list-item>
          <text:p text:style-name="P18">Alteração de dados cadastrais do livro: Bibliotecários podem alterar dados dos livros cadastrados.</text:p>
          <text:p text:style-name="P18"/>
        </text:list-item>
        <text:list-item>
          <text:p text:style-name="P18">Ocultar livro: Bibliotecários podem ocultar livros, para que não apareçam nas pesquisas.</text:p>
          <text:p text:style-name="P18"/>
        </text:list-item>
        <text:list-item>
          <text:p text:style-name="P18">Desocultar livro: Bibliotecários podem desocultar livros da pesquisa.</text:p>
          <text:p text:style-name="P12"/>
        </text:list-item>
        <text:list-item>
          <text:p text:style-name="P13">Consulta de livros: Qualquer um pode consultar os livros disponíveis pelo site.</text:p>
          <text:p text:style-name="P12"/>
        </text:list-item>
        <text:list-item>
          <text:p text:style-name="P23"><text:span text:style-name="T8">Consulta de empréstimos: </text:span><text:span text:style-name="T9">Leitores</text:span><text:span text:style-name="T8"> cadastrados podem consultar informações dos livros que pegou emprestado, tais informações incluem: Nome do livro, data de empréstimo, data de devolução.</text:span></text:p>
          <text:p text:style-name="P12"/>
        </text:list-item>
        <text:list-item>
          <text:p text:style-name="P11"><text:span text:style-name="T14">R</text:span>enovação de <text:span text:style-name="T14">empréstimo de livros</text:span>: Usuários podem renovar o empréstimo do livro. O número de renovações é definido pelo administrador do sistema, junto com o período que ele pode pedir renovação, por exemplo: O leitor pode pedir renovação quando faltar 3 dias ou menos para a devolução.</text:p>
          <text:p text:style-name="P12"/>
        </text:list-item>
        <text:list-item>
          <text:p text:style-name="P11">Alteração de senha: Usuários podem alterar sua senha.</text:p>
          <text:p text:style-name="P11"/>
        </text:list-item>
        <text:list-item>
          <text:p text:style-name="P20">Sistema de notificação: O sistema deve enviar diversos tipos de notificações para o usuário.</text:p>
          <text:p text:style-name="P20"/>
        </text:list-item>
        <text:list-item>
          <text:p text:style-name="P20">Sistema de emissão de comprovantes: O sistema deve poder emitir comprovantes de empréstimos quando um leitor pegar um livro emprestado.</text:p>
        </text:list-item>
      </text:list>
      <text:p text:style-name="P6">Requisitos <text:span text:style-name="T12">não </text:span>funcionais</text:p>
      <text:p text:style-name="P7"><text:tab/><text:tab/></text:p>
      <text:list text:style-name="L3">
        <text:list-item>
          <text:p text:style-name="P24"><text:span text:style-name="T10">S</text:span><text:span text:style-name="T7">egurança dos dados:</text:span></text:p>
          <text:list>
            <text:list-item>
              <text:p text:style-name="P14">Os dados das pessoas, junto com os dados gerais do sistema deve estar seguro.</text:p>
            </text:list-item>
            <text:list-item>
              <text:p text:style-name="P14"/>
            </text:list-item>
          </text:list>
        </text:list-item>
        <text:list-item>
          <text:p text:style-name="P14">Eficiência do sistema:</text:p>
          <text:list>
            <text:list-item>
              <text:p text:style-name="P25"><text:span text:style-name="T7">O sistema deve operar com tempos de resposta o mais rápido o possível. Idealmente o limite computacional dos servidores não deve chegar em 100% de uso em operações normais, p</text:span><text:span text:style-name="T11">a</text:span><text:span text:style-name="T7">ra isso se deve combinar um código bem otimizado junto com um servidor que suporta a quantidade de clientes esperado.</text:span></text:p>
            </text:list-item>
            <text:list-item>
              <text:p text:style-name="P14"/>
            </text:list-item>
          </text:list>
        </text:list-item>
        <text:list-item>
          <text:p text:style-name="P15">Usabilidade amigável:</text:p>
          <text:list>
            <text:list-item>
              <text:p text:style-name="P15">O sistema deve ser fácil de us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genev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2:33:31.876000000</meta:creation-date>
    <dc:date>2023-09-09T20:02:34.659000000</dc:date>
    <meta:editing-duration>PT17H8M20S</meta:editing-duration>
    <meta:editing-cycles>39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44" meta:word-count="558" meta:character-count="3617" meta:non-whitespace-character-count="3099"/>
  </office:meta>
</office:document-meta>
</file>